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abicAnalyzer.ArabicAnalyzer( Hashtable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abicAnalyzer.ArabicAnalyzer( File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abic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abicAnalyzer.ArabicAnalyz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abicAnalyzer.Arabic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